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666666" draw:stroke-linejoin="miter" draw:fill="solid" draw:fill-color="#f5f5f5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dash5" svg:stroke-width="0.035cm" svg:stroke-color="#00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4d4d4d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8000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8000" draw:stroke-linejoin="miter" draw:fill="solid" draw:fill-color="#ff8000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.763cm" fo:min-width="1.56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763cm" fo:min-width="1.98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763cm" fo:min-width="4.206cm" fo:padding-top="0cm" fo:padding-bottom="0cm" fo:padding-left="0cm" fo:padding-right="0cm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solid" draw:fill-color="#f5f5f5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8000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TeXGyreTermes"/>
    </style:style>
    <style:style style:name="P7" style:family="paragraph">
      <loext:graphic-properties draw:fill="none"/>
      <style:text-properties style:font-name="TeXGyreTermes"/>
    </style:style>
    <style:style style:name="T1" style:family="text">
      <style:text-properties fo:font-variant="normal" fo:text-transform="none" fo:color="#000000" style:font-name="TeXGyreTermes" fo:font-size="15pt" fo:font-style="normal" fo:font-weight="1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5.644cm" svg:height="5.644cm" svg:x="5.572cm" svg:y="2.37cm" svg:viewBox="0 0 5645 5645" draw:points="2823,5645 0,5645 0,0 5645,0 5645,5645">
          <text:p/>
        </draw:polygon>
        <draw:line draw:style-name="gr2" draw:text-style-name="P2" draw:layer="layout" svg:x1="4.514cm" svg:y1="9.073cm" svg:x2="10.158cm" svg:y2="9.073cm">
          <text:p/>
        </draw:line>
        <draw:line draw:style-name="gr2" draw:text-style-name="P2" draw:layer="layout" svg:x1="4.514cm" svg:y1="3.429cm" svg:x2="10.158cm" svg:y2="3.429cm">
          <text:p/>
        </draw:line>
        <draw:line draw:style-name="gr2" draw:text-style-name="P2" draw:layer="layout" svg:x1="4.514cm" svg:y1="9.073cm" svg:x2="4.514cm" svg:y2="3.429cm">
          <text:p/>
        </draw:line>
        <draw:line draw:style-name="gr2" draw:text-style-name="P2" draw:layer="layout" svg:x1="10.158cm" svg:y1="9.073cm" svg:x2="10.158cm" svg:y2="3.429cm">
          <text:p/>
        </draw:line>
        <draw:line draw:style-name="gr3" draw:text-style-name="P2" draw:layer="layout" svg:x1="7.336cm" svg:y1="6.251cm" svg:x2="12.98cm" svg:y2="6.251cm">
          <text:p/>
        </draw:line>
        <draw:line draw:style-name="gr2" draw:text-style-name="P2" draw:layer="layout" svg:x1="7.336cm" svg:y1="0.606cm" svg:x2="12.98cm" svg:y2="0.606cm">
          <text:p/>
        </draw:line>
        <draw:line draw:style-name="gr3" draw:text-style-name="P2" draw:layer="layout" svg:x1="7.336cm" svg:y1="6.25cm" svg:x2="7.336cm" svg:y2="0.606cm">
          <text:p/>
        </draw:line>
        <draw:line draw:style-name="gr2" draw:text-style-name="P2" draw:layer="layout" svg:x1="12.98cm" svg:y1="6.25cm" svg:x2="12.98cm" svg:y2="0.606cm">
          <text:p/>
        </draw:line>
        <draw:line draw:style-name="gr3" draw:text-style-name="P2" draw:layer="layout" svg:x1="4.514cm" svg:y1="9.074cm" svg:x2="7.337cm" svg:y2="6.251cm">
          <text:p/>
        </draw:line>
        <draw:line draw:style-name="gr2" draw:text-style-name="P2" draw:layer="layout" svg:x1="4.514cm" svg:y1="3.429cm" svg:x2="7.337cm" svg:y2="0.606cm">
          <text:p/>
        </draw:line>
        <draw:line draw:style-name="gr2" draw:text-style-name="P2" draw:layer="layout" svg:x1="10.158cm" svg:y1="3.429cm" svg:x2="12.981cm" svg:y2="0.606cm">
          <text:p/>
        </draw:line>
        <draw:line draw:style-name="gr2" draw:text-style-name="P2" draw:layer="layout" svg:x1="10.158cm" svg:y1="9.074cm" svg:x2="12.981cm" svg:y2="6.251cm">
          <text:p/>
        </draw:line>
        <draw:path draw:style-name="gr2" draw:text-style-name="P2" draw:layer="layout" svg:width="0.647cm" svg:height="5.644cm" svg:x="3.514cm" svg:y="3.429cm" svg:viewBox="0 0 648 5645" svg:d="M648 0h-177c-118 0-177 118-177 353v2117c0 235-58 353-176 353h-89c-58 0-29 0 89 0h88c59 0 88 117 88 353v2117c0 235 59 352 177 352h177">
          <text:p/>
        </draw:path>
        <draw:path draw:style-name="gr2" draw:text-style-name="P2" draw:layer="layout" svg:width="5.644cm" svg:height="0.647cm" svg:x="4.514cm" svg:y="9.426cm" svg:viewBox="0 0 5645 648" svg:d="M0 0v177c0 117 118 176 353 176h2117c235 0 353 59 353 177v88c0 59 0 30 0-88v-88c0-59 117-89 353-89h2117c235 0 352-59 352-176v-177">
          <text:p/>
        </draw:path>
        <draw:path draw:style-name="gr2" draw:text-style-name="P2" draw:layer="layout" svg:width="2.935cm" svg:height="2.935cm" svg:x="10.641cm" svg:y="6.54cm" svg:viewBox="0 0 2936 2936" svg:d="M0 2770l125 125c83 83 208 41 374-125l886-886c166-166 291-208 374-125l63 63c41 41 20 20-63-63l-62-62c-42-42 21-146 187-312l886-886c166-166 208-291 125-374l-125-125">
          <text:p/>
        </draw:path>
        <draw:line draw:style-name="gr2" draw:text-style-name="P2" draw:layer="layout" svg:x1="7.794cm" svg:y1="5.9cm" svg:x2="8.501cm" svg:y2="5.193cm">
          <text:p/>
        </draw:line>
        <draw:line draw:style-name="gr4" draw:text-style-name="P2" draw:layer="layout" svg:x1="8.5cm" svg:y1="5.194cm" svg:x2="9.207cm" svg:y2="4.487cm">
          <text:p/>
        </draw:line>
        <draw:path draw:style-name="gr5" draw:text-style-name="P3" draw:layer="layout" svg:width="0.176cm" svg:height="0.176cm" svg:x="8.382cm" svg:y="5.157cm" svg:viewBox="0 0 177 177" svg:d="M177 89c0 16-3 30-11 44-9 14-19 24-33 33-14 8-28 11-44 11-17 0-31-3-45-11-14-9-24-19-32-33s-12-28-12-44c0-17 4-31 12-45s18-24 32-32 28-12 45-12c16 0 30 4 44 12s24 18 33 32c8 14 11 28 11 45z">
          <text:p/>
        </draw:path>
        <draw:line draw:style-name="gr6" draw:text-style-name="P2" draw:layer="layout" svg:x1="2.54cm" svg:y1="1.27cm" svg:x2="5.361cm" svg:y2="2.298cm">
          <text:p/>
        </draw:line>
        <draw:polygon draw:style-name="gr7" draw:text-style-name="P4" draw:layer="layout" svg:width="0.274cm" svg:height="0.233cm" svg:x="5.261cm" svg:y="2.16cm" svg:viewBox="0 0 275 234" draw:points="275,198 0,234 99,137 81,0">
          <text:p/>
        </draw:polygon>
        <draw:line draw:style-name="gr6" draw:text-style-name="P2" draw:layer="layout" svg:x1="2.54cm" svg:y1="4.064cm" svg:x2="7.826cm" svg:y2="5.487cm">
          <text:p/>
        </draw:line>
        <draw:polygon draw:style-name="gr7" draw:text-style-name="P4" draw:layer="layout" svg:width="0.271cm" svg:height="0.238cm" svg:x="7.732cm" svg:y="5.35cm" svg:viewBox="0 0 272 239" draw:points="272,185 0,239 93,136 66,0">
          <text:p/>
        </draw:polygon>
        <draw:line draw:style-name="gr6" draw:text-style-name="P2" draw:layer="layout" svg:x1="16.51cm" svg:y1="1.397cm" svg:x2="8.949cm" svg:y2="5.096cm">
          <text:p/>
        </draw:line>
        <draw:polygon draw:style-name="gr7" draw:text-style-name="P4" draw:layer="layout" svg:width="0.276cm" svg:height="0.223cm" svg:x="8.783cm" svg:y="4.957cm" svg:viewBox="0 0 277 224" draw:points="0,219 170,0 167,139 277,224">
          <text:p/>
        </draw:polygon>
        <draw:line draw:style-name="gr6" draw:text-style-name="P2" draw:layer="layout" svg:x1="16.51cm" svg:y1="3.429cm" svg:x2="11.608cm" svg:y2="5.129cm">
          <text:p/>
        </draw:line>
        <draw:polygon draw:style-name="gr7" draw:text-style-name="P4" draw:layer="layout" svg:width="0.272cm" svg:height="0.237cm" svg:x="11.431cm" svg:y="4.993cm" svg:viewBox="0 0 273 238" draw:points="0,190 202,0 178,137 273,238">
          <text:p/>
        </draw:polygon>
        <draw:frame draw:style-name="gr8" draw:text-style-name="P6" draw:layer="layout" svg:width="1.568cm" svg:height="0.763cm" svg:x="1.779cm" svg:y="5.863cm">
          <draw:text-box>
            <text:p text:style-name="P5"><text:span text:style-name="T1">rzędów</text:span></text:p>
          </draw:text-box>
        </draw:frame>
        <draw:frame draw:style-name="gr9" draw:text-style-name="P7" draw:layer="layout" svg:width="1.983cm" svg:height="0.763cm" svg:x="6.477cm" svg:y="10.159cm">
          <draw:text-box>
            <text:p text:style-name="P5"><text:span text:style-name="T1">kolumn</text:span></text:p>
          </draw:text-box>
        </draw:frame>
        <draw:frame draw:style-name="gr10" draw:text-style-name="P7" draw:layer="layout" svg:width="4.206cm" svg:height="0.763cm" svg:x="12.761cm" svg:y="8.282cm">
          <draw:text-box>
            <text:p text:style-name="P5"><text:span text:style-name="T1">pasma spektralne</text:span></text:p>
          </draw:text-box>
        </draw:frame>
        <draw:frame draw:style-name="gr11" draw:text-style-name="P5" draw:layer="layout" svg:width="1.067cm" svg:height="0.864cm" svg:x="16.586cm" svg:y="0.91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5" draw:layer="layout" svg:width="1.067cm" svg:height="0.864cm" svg:x="16.51cm" svg:y="2.9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5" draw:layer="layout" svg:width="1.067cm" svg:height="0.864cm" svg:x="1.397cm" svg:y="0.78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5" draw:layer="layout" svg:width="1.067cm" svg:height="0.864cm" svg:x="1.397cm" svg:y="3.58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5" draw:layer="layout" svg:width="1.037cm" svg:height="0.864cm" svg:x="0.762cm" svg:y="5.7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text-style-name="P5" draw:layer="layout" svg:width="1.255cm" svg:height="0.864cm" svg:x="5.295cm" svg:y="10.03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5" draw:text-style-name="P3" draw:layer="layout" svg:width="0.176cm" svg:height="0.176cm" svg:x="8.636cm" svg:y="4.903cm" svg:viewBox="0 0 177 177" svg:d="M177 89c0 16-3 30-11 44-9 14-19 24-33 33-14 8-28 11-44 11-17 0-31-3-45-11-14-9-24-19-32-33s-12-28-12-44c0-17 4-31 12-45s18-24 32-32 28-12 45-12c16 0 30 4 44 12s24 18 33 32c8 14 11 28 11 45z">
          <text:p/>
        </draw:path>
        <draw:path draw:style-name="gr5" draw:text-style-name="P3" draw:layer="layout" svg:width="0.176cm" svg:height="0.176cm" svg:x="8.89cm" svg:y="4.649cm" svg:viewBox="0 0 177 177" svg:d="M177 89c0 16-3 30-11 44-9 14-19 24-33 33-14 8-28 11-44 11-17 0-31-3-45-11-14-9-24-19-32-33s-12-28-12-44c0-17 4-31 12-45s18-24 32-32 28-12 45-12c16 0 30 4 44 12s24 18 33 32c8 14 11 28 11 45z">
          <text:p/>
        </draw:path>
        <draw:path draw:style-name="gr5" draw:text-style-name="P3" draw:layer="layout" svg:width="0.176cm" svg:height="0.176cm" svg:x="8.128cm" svg:y="5.411cm" svg:viewBox="0 0 177 177" svg:d="M177 89c0 16-3 30-11 44-9 14-19 24-33 33-14 8-28 11-44 11-17 0-31-3-45-11-14-9-24-19-32-33s-12-28-12-44c0-17 4-31 12-45s18-24 32-32 28-12 45-12c16 0 30 4 44 12s24 18 33 32c8 14 11 28 11 45z">
          <text:p/>
        </draw:path>
        <draw:path draw:style-name="gr5" draw:text-style-name="P3" draw:layer="layout" svg:width="0.176cm" svg:height="0.176cm" svg:x="7.874cm" svg:y="5.665cm" svg:viewBox="0 0 177 177" svg:d="M177 89c0 16-3 30-11 44-9 14-19 24-33 33-14 8-28 11-44 11-17 0-31-3-45-11-14-9-24-19-32-33s-12-28-12-44c0-17 4-31 12-45s18-24 32-32 28-12 45-12c16 0 30 4 44 12s24 18 33 32c8 14 11 28 11 4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5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07cm" fo:page-height="11.2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23T21:41:52.397553285</dc:date>
    <meta:editing-duration>PT16M26S</meta:editing-duration>
    <meta:editing-cycles>10</meta:editing-cycles>
    <meta:generator>LibreOffice/5.1.4.2$Linux_X86_64 LibreOffice_project/10m0$Build-2</meta:generator>
    <meta:document-statistic meta:object-count="40"/>
  </office:meta>
</office:document-meta>
</file>

<file path=Object 1/content.xml><?xml version="1.0" encoding="utf-8"?>
<math xmlns="http://www.w3.org/1998/Math/MathML" display="block">
  <semantics>
    <msub>
      <mi mathvariant="normal">ƛ</mi>
      <mi>d</mi>
    </msub>
    <annotation encoding="StarMath 5.0">lambdabar sub d
</annotation>
  </semantics>
</math>
</file>

<file path=Object 2/content.xml><?xml version="1.0" encoding="utf-8"?>
<math xmlns="http://www.w3.org/1998/Math/MathML" display="block">
  <semantics>
    <msub>
      <mi>x</mi>
      <mi>d</mi>
    </msub>
    <annotation encoding="StarMath 5.0">x sub d
</annotation>
  </semantics>
</math>
</file>

<file path=Object 3/content.xml><?xml version="1.0" encoding="utf-8"?>
<math xmlns="http://www.w3.org/1998/Math/MathML" display="block">
  <semantics>
    <msub>
      <mi>b</mi>
      <mi>d</mi>
    </msub>
    <annotation encoding="StarMath 5.0">b sub d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i>h</mi>
    <annotation encoding="StarMath 5.0">h</annotation>
  </semantics>
</math>
</file>

<file path=Object 6/content.xml><?xml version="1.0" encoding="utf-8"?>
<math xmlns="http://www.w3.org/1998/Math/MathML" display="block">
  <semantics>
    <mi>w</mi>
    <annotation encoding="StarMath 5.0">w</annotation>
  </semantics>
</math>
</file>